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Standard" style:family="paragraph">
      <style:paragraph-properties fo:text-align="center"/>
      <style:text-properties fo:font-weight="bold" style:font-weight-asian="bold" fo:font-size="18pt" style:font-size-asian="18pt" style:font-size-complex="18pt"/>
    </style:style>
    <style:style style:name="P3" style:parent-style-name="Standard" style:family="paragraph">
      <style:paragraph-properties fo:text-align="center"/>
      <style:text-properties fo:font-weight="bold" style:font-weight-asian="bold" fo:font-size="18pt" style:font-size-asian="18pt" style:font-size-complex="18pt"/>
    </style:style>
    <style:style style:name="P4" style:parent-style-name="Standard" style:family="paragraph">
      <style:paragraph-properties fo:text-align="center"/>
      <style:text-properties fo:font-weight="bold" style:font-weight-asian="bold" fo:font-size="18pt" style:font-size-asian="18pt" style:font-size-complex="18pt"/>
    </style:style>
    <style:style style:name="P5" style:parent-style-name="Standard" style:family="paragraph">
      <style:paragraph-properties fo:text-align="center"/>
      <style:text-properties fo:font-weight="bold" style:font-weight-asian="bold" fo:font-size="18pt" style:font-size-asian="18pt" style:font-size-complex="18pt"/>
    </style:style>
    <style:style style:name="P6" style:parent-style-name="Standard" style:family="paragraph">
      <style:paragraph-properties fo:text-align="center"/>
      <style:text-properties fo:font-weight="bold" style:font-weight-asian="bold" fo:font-size="18pt" style:font-size-asian="18pt" style:font-size-complex="18pt"/>
    </style:style>
  </office:automatic-styles>
  <office:body>
    <office:text text:use-soft-page-breaks="true">
      <text:p text:style-name="P1"/>
      <text:p text:style-name="P2"/>
      <text:p text:style-name="P3"/>
      <text:p text:style-name="P4">Zeugnis</text:p>
      <text:p text:style-name="P5"/>
      <text:p text:style-name="P6"/>
      <text:p text:style-name="Standard">Herr<text:s/>Ulrich Kloodt, geboren am<text:s/>07.01.1966<text:s/>in<text:s/>Geesthacht, war vom<text:s/>01.<text:s/>Juli 2017 bis 30. Juni 2018 <text:s/>in<text:s/>der IT-Entwicklungsabteilung unseres Unternehmens als Softwareentwickler<text:s/>tätig.</text:p>
      <text:p text:style-name="Standard">Die GFI, Gesellschaft für Informations- und Datenverarbeitung mbH, wird vom Norddeutschen Apotheken-Rechenzentrum e. V. und der AVN, Apothekenverrechnungsstelle Dr. Carl Carstens GmbH &amp; Co. KG in Oldenburg, mit der Rezeptabrechnung von knapp 3.200 Apotheken gegenüber den Kostenträgern, Krankenkassen etc. beauftragt. Somit zählt unser Unternehmensverbund zu den führenden Abrechnungsstellen in Deutschland.</text:p>
      <text:p text:style-name="Standard">Um unseren Kunden die bestmöglichen Supportleistungen bieten zu können, wurde Herr Kloodt mit der Entwicklung einer Online Helpdeskanwendung unter Java EE8 für den Inhousegebrauch betraut. Die hierzu notwendigen Daten liefert ein Oracle Datenbanksystem gegen das mit der Java Persistence API (JPA) in der Implementation von EclipseLink entwickelt wurde. Die <text:s/>Generation der Modelentitäten für Datenbankstruktur erfolgte durch eine XML Datenbindung mit JAXB 2. Für die Browserdarstellung der Webanwendung kamen neben (X)HTML und CSS, vornehmlich JavaServer Faces und die UI Component Suite PrimeFaces zum Einsatz. Die Verteilung und Bereitstellung der Anwendung erfolgte auf einem Red Hat WildFly Server. Dabei wurde der Softwareentwicklungsprozesses durch JUnit Tests kontrolliert. Die Administration des Projekts wurde durch die zentrale Versionsverwaltung Apache Subversion (SVN) und das Build-Management-Tool Apache Maven unterstützt. Die Entwicklung der Software hat Herr Kloodt auf der integrierten Entwicklungsumgebung Eclipse ausgeführt. Hierin zeigte er einen sicheren Umgang und liefert in den o.g. Bereichen der Front- und Backendentwicklung stets zuverlässige Softwarelösungen für unser Unternehmen.</text:p>
      <text:p text:style-name="Standard">Herr Kloodt überzeugt durch umfassende Fachkenntnisse und technisches Verständnis. Er arbeitet konzeptionell, analytisch und zielgerichtet, zeigt Eigeninitiative und bewältigt seinen Aufgabenbereich engagiert, zuverlässig und mit der notwendigen Kreativität stets zu unserer vollen Zufriedenheit.<text:s/></text:p>
      <text:p text:style-name="Standard"/>
      <text:p text:style-name="Standard"/>
      <text:p text:style-name="Standard"/>
      <text:p text:style-name="Standard"/>
      <text:p text:style-name="Standard"/>
      <text:p text:style-name="Standard"/>
      <text:p text:style-name="Standard">Neben seiner fachlichen Qualifikation zeichnet sich<text:s/>Herrn<text:s/>Kloodt durch sein stets einwandfreies persönliches Verhalten aus. Er ist stets korrekt und<text:s/>loyal<text:s/>gegenüber Vorgesetzten,<text:s/>Kollegen<text:s/>und Mitarbeitern, mit denen er gut zusammenarbeitet und von denen er sehr geschätzt wird.</text:p>
      <text:p text:style-name="Standard">Das Arbeitsverhältnis von Herrn Kloodt endet mit dem 30. Juni und dem damit verbundenen Projektabschuss betriebsbedingt. Wir danken Herrn Kloodt ausdrücklich für die stets guten Leistungen und bedauern, dass wir mit ihm einen loyalen Mitarbeiter verlieren. Für seine berufliche wie persönliche Zukunft wünschen wir ihm alles Gute und weiterhin viel Erfolg.</text:p>
      <text:p text:style-name="Standard"/>
      <text:p text:style-name="Standard">Bremen, 20. April 2018</text:p>
      <text:p text:style-name="Standard"/>
      <text:p text:style-name="Standard">GFI Gesellschaft für</text:p>
      <text:p text:style-name="Standard">Informations- und</text:p>
      <text:p text:style-name="Standard">Datenverarbeitung mbH</text:p>
      <text:p text:style-name="Standard"/>
      <text:p text:style-name="Standard"/>
      <text:p text:style-name="Standard">Hanno Helmker</text:p>
      <text:p text:style-name="Standard"/>
      <text:p text:style-name="Standard">- Geschäftsführer -</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 Kloodt</meta:initial-creator>
    <dc:creator>U. Kloodt</dc:creator>
    <meta:creation-date>2018-04-23T09:04:00Z</meta:creation-date>
    <dc:date>2018-04-23T11:17:00Z</dc:date>
    <meta:template xlink:href="Normal.dotm" xlink:type="simple"/>
    <meta:editing-cycles>5</meta:editing-cycles>
    <meta:editing-duration>PT0S</meta:editing-duration>
    <meta:document-statistic meta:page-count="2" meta:paragraph-count="5" meta:word-count="394" meta:character-count="2872" meta:row-count="20" meta:non-whitespace-character-count="2483"/>
  </office:meta>
</office:document-meta>
</file>